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DejaVu Serif" fo:font-size="14pt" officeooo:rsid="0002e6e7" officeooo:paragraph-rsid="0002e6e7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2a6099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<text:span text:style-name="T2">$name</text:span>! Today is <text:span text:style-name="T1">$date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7T13:49:14.721000000</meta:creation-date>
    <dc:date>2024-08-17T14:35:11.385000000</dc:date>
    <meta:editing-duration>PT4M59S</meta:editing-duration>
    <meta:editing-cycles>2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1" meta:word-count="5" meta:character-count="27" meta:non-whitespace-character-count="23"/>
  </office:meta>
</office:document-meta>
</file>